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font-weight-asian="bold" style:font-weight-complex="bold"/>
    </style:style>
    <style:style style:name="T2"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quest For Quote</text:p>
      <text:p text:style-name="Subtitle">Picture Kiosk Software</text:p>
      <text:h text:style-name="Heading_20_1" text:outline-level="1">Abstract</text:h>
      <text:p text:style-name="Text_20_body">This document describes the specification of software to power a self service photo kiosk The goals for the creation of this software are twofold:</text:p>
      <text:list xml:id="list37464363" text:style-name="L1">
        <text:list-item>
          <text:p text:style-name="P2">The creation of software to power a self service photo kiosk for the wedding reception of Justin Dearing and Mae Lucille Ebardo on 2010-10-30.</text:p>
        </text:list-item>
        <text:list-item>
          <text:p text:style-name="P2">The creation of a generally distributed open source software product that can be used for a photo kiosk at various events.</text:p>
        </text:list-item>
      </text:list>
      <text:h text:style-name="Heading_20_1" text:outline-level="1">Name</text:h>
      <text:p text:style-name="Text_20_body">The name of the software will be LittleBitPhotoKiosk</text:p>
      <text:h text:style-name="Heading_20_1" text:outline-level="1">Legal</text:h>
      <text:h text:style-name="Heading_20_2" text:outline-level="2">Copyright</text:h>
      <text:p text:style-name="Text_20_body">Copyright of the source code and resulting binries will be assigned to Justin Dearing.</text:p>
      <text:h text:style-name="Heading_20_2" text:outline-level="2">License</text:h>
      <text:p text:style-name="Text_20_body">Justin Dearing will license the software via public download under the terms of the GPL. As copyright owner he reserves the right to license it additional parties under separate terms..</text:p>
      <text:h text:style-name="Heading_20_1" text:outline-level="1">Specification</text:h>
      <text:h text:style-name="Heading_20_2" text:outline-level="2">Base Hardware and Operating System</text:h>
      <text:p text:style-name="Text_20_body">The software should run on Windows XP, Vista and Windows 7 in general. Specifically the intended machine for running the software is an Asus EeePC running Windows XP. The backup machine is Dell Inspiron Netbook running Windows 7 Home Premium. Additionally the software will be tested on a Dell Stylebook XPS 16 with an i7 CPU and 8 gigs of ram running Windows 7 Ultimate 64.</text:p>
      <text:h text:style-name="Heading_20_2" text:outline-level="2">Camera</text:h>
      <text:p text:style-name="Text_20_body">The main camera used will be a Canon Rebel Xsi a.k.a EOS 450D connected to the computer via a USB cable. In addition, the software will be able to connect to the built in web-cams for the base hardware described above.Camera drivers will be plugins, and discussed in detail later in this document.</text:p>
      <text:h text:style-name="Heading_20_2" text:outline-level="2"><text:soft-page-break/>Printer</text:h>
      <text:p text:style-name="Text_20_body">The printer used at the event has not been purchased. It will likely be an Epson Printer designed to print 4x6 photos. The software should work with any printer via the windows printer sybsystem.</text:p>
      <text:h text:style-name="Heading_20_2" text:outline-level="2">Data Storage</text:h>
      <text:p text:style-name="Text_20_body">Data will be stored using a combination of the filesystem and <text:a xlink:type="simple" xlink:href="http://www.mongodb.org/">MongoDB</text:a> with <text:a xlink:type="simple" xlink:href="http://www.mongodb.org/display/DOCS/GridFS+Specification">GridFS</text:a>.</text:p>
      <text:h text:style-name="Heading_20_2" text:outline-level="2">Runtime Languages and Libraries</text:h>
      <text:p text:style-name="Text_20_body">The software will run in version 2.0, 3.0 or 3.5 of the .NET framework. The software should be written in C#. Other .NET runtime languages may be used for certain modules if there is a good reason. VB.NET should be avoided. Visual C++ is negotiable, but should be avoided.. The final delivered source code should be one Visual Studio solution that can be built using an express edition of Visual Studio or SharpDevelop.</text:p>
      <text:p text:style-name="Text_20_body">The libraries that may be used are as follows:</text:p>
      <text:list xml:id="list37460175" text:style-name="L2">
        <text:list-item>
          <text:p text:style-name="P3">The .NET Framework and Win32 API</text:p>
        </text:list-item>
        <text:list-item>
          <text:p text:style-name="P3">Standard Microsoft Libraries whose SDKs may be downloaded for free from Microsoft</text:p>
        </text:list-item>
        <text:list-item>
          <text:p text:style-name="P3">Any Open Source .NET library compatible with the GPL</text:p>
        </text:list-item>
        <text:list-item>
          <text:p text:style-name="P3">If absolutely necessary a non .NET library may be used via Pinvoke if it is GPL compatible.</text:p>
        </text:list-item>
        <text:list-item>
          <text:p text:style-name="P3">Specific libraries for specific purposes will be mentioned elsewhere in this document.</text:p>
        </text:list-item>
      </text:list>
      <text:h text:style-name="Heading_20_2" text:outline-level="2">Picture functionality</text:h>
      <text:p text:style-name="P1"><text:span text:style-name="T1">Note</text:span>: This section will be slightly refined once I have a better understanding of how GridFS works.</text:p>
      <text:p text:style-name="Text_20_body">This kiosk will take 1 or 4 pictures in a session. It will do the following with them:</text:p>
      <text:list xml:id="list37457719" text:style-name="L3">
        <text:list-item>
          <text:p text:style-name="P4">Create a document in a mongodb collection.</text:p>
        </text:list-item>
        <text:list-item>
          <text:p text:style-name="P4">Store them on the file system. Put the full path in the collection.</text:p>
        </text:list-item>
        <text:list-item>
          <text:p text:style-name="P4">Scale them with <text:a xlink:type="simple" xlink:href="http://freeimage.sourceforge.net/">FreeImage</text:a>. Scale them to fit on a 4”x6” printed document. Either the one photo in a 2x2 array. Store the individual photos in gridfs (<text:span text:style-name="T2">Not sure how to link them to the mongodb document for the image</text:span>)</text:p>
        </text:list-item>
        <text:list-item>
          <text:p text:style-name="P4">Print the document. Record success or failure.</text:p>
        </text:list-item>
        <text:list-item>
          <text:p text:style-name="P4">Send them to a flickr stream. Put the url of the image in the mongo doc. If fails put error info in the mongo document.</text:p>
        </text:list-item>
        <text:list-item>
          <text:p text:style-name="P4">Email the image to a list of email addresses (prompt per photo session)</text:p>
          <text:list>
            <text:list-item>
              <text:p text:style-name="P4">List of email addressed in the document.</text:p>
            </text:list-item>
            <text:list-item>
              <text:p text:style-name="P4">Success or failure in the mongo document</text:p>
            </text:list-item>
          </text:list>
        </text:list-item>
        <text:list-item>
          <text:p text:style-name="P4">Add the image totwitpick (credentials per session)</text:p>
        </text:list-item>
        <text:list-item>
          <text:p text:style-name="P4">FTP The image (Only implement a stub class for this)</text:p>
        </text:list-item>
        <text:list-item>
          <text:p text:style-name="P4"><text:soft-page-break/>SMS the image (Only implement a stub class for this)</text:p>
        </text:list-item>
      </text:list>
      <text:p text:style-name="Text_20_body">In the event of a the inability to write a mongo document to the database, the mongo document will be streamed to json and saved as a text file. In future iterations (not implemented in this version) a utility can recover theese failed attempts and write them to the mongo db later.</text:p>
      <text:h text:style-name="Heading_20_2" text:outline-level="2">User Interface</text:h>
      <text:list xml:id="list37479099" text:style-name="L4">
        <text:list-item>
          <text:p text:style-name="P5">The program's main kiosk operation will have a fullscreen mode that can only be exited via the a password.</text:p>
        </text:list-item>
        <text:list-item>
          <text:p text:style-name="P5">The following Basic windows functionality will be disabled without entering the password::</text:p>
          <text:list>
            <text:list-item>
              <text:p text:style-name="P5">Ctrl+Esc</text:p>
            </text:list-item>
            <text:list-item>
              <text:p text:style-name="P5">Ctrl + Alt + Del (Might require <text:a xlink:type="simple" xlink:href="http://www.pgina.org/index.php/Main_Page">pGina</text:a>)</text:p>
            </text:list-item>
            <text:list-item>
              <text:p text:style-name="P5">Alt + Tab </text:p>
            </text:list-item>
          </text:list>
        </text:list-item>
        <text:list-item>
          <text:p text:style-name="P5">After unlocking a user session this program will come to the forefront.</text:p>
        </text:list-item>
        <text:list-item>
          <text:p text:style-name="P5">Power button disabled (nice to have).</text:p>
        </text:list-item>
      </text:list>
      <text:h text:style-name="Heading_20_3" text:outline-level="3">Kisok Screen</text:h>
      <text:p text:style-name="Text_20_body">The kiosk screen will have a feed of the current camera, user inputs for all per photo options described above (e.g. email address), and a “take pictures” button.</text:p>
      <text:p text:style-name="Text_20_body">When the take pictures button is pressed a countdown is displayed followed by the first picture. If the kiosk is in 4 picture mode, the countdown and picture taking are repeted 3 more times. After which all picture processing, emailing, printing etc happens. During printer operation, the kiosk will pause until the queue is empty. After 10 (configurable) sections of printing as cancel button is displayed that will empty the print queue. </text:p>
      <text:h text:style-name="Heading_20_3" text:outline-level="3">Configuration Screen</text:h>
      <text:list xml:id="list37641521" text:continue-numbering="true" text:style-name="L4">
        <text:list-item>
          <text:p text:style-name="P5">The programs configuration screen will have the following settings</text:p>
          <text:list>
            <text:list-item>
              <text:p text:style-name="P5">Set the password to exit out of kiosk mode</text:p>
            </text:list-item>
            <text:list-item>
              <text:p text:style-name="P5">Printer configuration</text:p>
              <text:list>
                <text:list-item>
                  <text:p text:style-name="P5">Set the printer to use</text:p>
                </text:list-item>
                <text:list-item>
                  <text:p text:style-name="P5">Number of seconds before displaying the cancel button.</text:p>
                </text:list-item>
                <text:list-item>
                  <text:p text:style-name="P5">Set printer settings for that printer</text:p>
                </text:list-item>
              </text:list>
            </text:list-item>
            <text:list-item>
              <text:p text:style-name="P5">Camera settings</text:p>
              <text:list>
                <text:list-item>
                  <text:p text:style-name="P5">Camera preference list. This way if the preferred camera is not available (Cannon in the case of the wedding day), it will fall back to other available cameras (the built in webcam in our case).</text:p>
                </text:list-item>
              </text:list>
            </text:list-item>
            <text:list-item>
              <text:p text:style-name="P5">Picture Settings </text:p>
              <text:list>
                <text:list-item>
                  <text:p text:style-name="P5">Directory to store the photos</text:p>
                </text:list-item>
                <text:list-item>
                  <text:p text:style-name="P5"><text:soft-page-break/>Mongo connect string.</text:p>
                </text:list-item>
                <text:list-item>
                  <text:p text:style-name="P5">Number of photos (initiall 1or 4 All else is nice to have)</text:p>
                </text:list-item>
                <text:list-item>
                  <text:p text:style-name="P5">Number of seconds between photos.</text:p>
                </text:list-item>
                <text:list-item>
                  <text:p text:style-name="P5">Print Photos checkbox</text:p>
                </text:list-item>
                <text:list-item>
                  <text:p text:style-name="P5">Allow Email of photos checkbox</text:p>
                </text:list-item>
                <text:list-item>
                  <text:p text:style-name="P5">Allow SMS of photos (disabled)</text:p>
                </text:list-item>
                <text:list-item>
                  <text:p text:style-name="P5">Upload to flickr checkbox</text:p>
                  <text:list>
                    <text:list-item>
                      <text:p text:style-name="P5">flickr credentials</text:p>
                    </text:list-item>
                  </text:list>
                </text:list-item>
                <text:list-item>
                  <text:p text:style-name="P5">Upload to twitpic (disabled)</text:p>
                </text:list-item>
                <text:list-item>
                  <text:p text:style-name="P5">Upload to ftp checkbox (disabled)</text:p>
                  <text:list>
                    <text:list-item>
                      <text:p text:style-name="P5">ftp connect info</text:p>
                    </text:list-item>
                  </text:list>
                </text:list-item>
              </text:list>
            </text:list-item>
          </text:list>
        </text:list-item>
      </text:list>
      <text:h text:style-name="Heading_20_2" text:outline-level="2">Camera Driver Interface Subsystem</text:h>
      <text:p text:style-name="Text_20_body">There will be one master Camera interface assembly. It will use runtime binding, e.g. <text:a xlink:type="simple" xlink:href="http://msdn.microsoft.com/en-us/library/system.reflection.assembly.load.aspx">Assembly.Load()</text:a> to load different camera interfaces.</text:p>
      <text:h text:style-name="Heading_20_1" text:outline-level="1">Use of source control</text:h>
      <text:p text:style-name="Text_20_body">The developers will with Git as the version control system, and the master repository will be stored on github. The developers will make frequent pushes to the master repository which will be reviewed by Justin Dearing</text:p>
      <text:h text:style-name="Heading_20_1" text:outline-level="1">Definition of Milestones</text:h>
      <text:p text:style-name="Text_20_body">To be Determined</text:p>
      <text:h text:style-name="Heading_20_1" text:outline-level="1">Delivery of Milestones</text:h>
      <text:p text:style-name="Text_20_body">Milestones will be delivered in the following manner:</text:p>
      <text:list xml:id="list37555287" text:style-name="L6">
        <text:list-item>
          <text:p text:style-name="P7">A branch of the proposed milestone, and later a tag upon approval.</text:p>
        </text:list-item>
        <text:list-item>
          <text:p text:style-name="P7">A 7-zip archive of the source code in the state of that milestone.</text:p>
        </text:list-item>
        <text:list-item>
          <text:p text:style-name="P7">A 7-zip archive of the compiled binaries of the milestone along with supporting documentation.</text:p>
        </text:list-item>
        <text:list-item>
          <text:p text:style-name="P7">An MSI installer of the milestone.</text:p>
        </text:list-item>
      </text:list>
      <text:h text:style-name="Heading_20_1" text:outline-level="1">Delivered End Product</text:h>
      <text:p text:style-name="Text_20_body">Delivery of the product will include the following. It will be distributed through github.com</text:p>
      <text:list xml:id="list37482483" text:style-name="L5">
        <text:list-item>
          <text:p text:style-name="P6">binaries for the software</text:p>
        </text:list-item>
        <text:list-item>
          <text:p text:style-name="P6">An MSI installer that will install all software prerequisites besides the .NET Framework and the <text:soft-page-break/>Windows Operating System</text:p>
        </text:list-item>
        <text:list-item>
          <text:p text:style-name="P6">Full source code in SCM, including history will all milestones. Each milestone will be branched and tagg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8T20:52:35.15</meta:creation-date>
    <dc:date>2010-07-11T17:51:06.86</dc:date>
    <meta:editing-duration>PT03H14M37S</meta:editing-duration>
    <meta:editing-cycles>5</meta:editing-cycles>
    <meta:generator>OpenOffice.org/3.2$Win32 OpenOffice.org_project/320m18$Build-9502</meta:generator>
    <dc:creator>Justin Dearing</dc:creator>
    <meta:document-statistic meta:table-count="0" meta:image-count="0" meta:object-count="0" meta:page-count="5" meta:paragraph-count="95" meta:word-count="1223" meta:character-count="6969"/>
  </office:meta>
</office:document-meta>
</file>